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F00000166D106CF5483F7BD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4028in" fo:margin-left="-0.1271in" fo:margin-top="0in" fo:margin-bottom="0in" table:align="left" style:writing-mode="lr-tb"/>
    </style:style>
    <style:style style:name="Table1.A" style:family="table-column">
      <style:table-column-properties style:column-width="0.8333in"/>
    </style:style>
    <style:style style:name="Table1.B" style:family="table-column">
      <style:table-column-properties style:column-width="4.1111in"/>
    </style:style>
    <style:style style:name="Table1.C" style:family="table-column">
      <style:table-column-properties style:column-width="1.45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cccccc" fo:padding-left="0.075in" fo:padding-right="0.075in" fo:padding-top="0in" fo:padding-bottom="0in" fo:border="0.5pt solid #000001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B2" style:family="table-cell">
      <style:table-cell-properties fo:padding-left="0.075in" fo:padding-right="0.075in" fo:padding-top="0in" fo:padding-bottom="0in" fo:border="0.5pt solid #000001" style:writing-mode="lr-tb"/>
    </style:style>
    <style:style style:name="Table1.C2" style:family="table-cell">
      <style:table-cell-properties fo:padding-left="0.075in" fo:padding-right="0.075in" fo:padding-top="0in" fo:padding-bottom="0in" fo:border="0.5pt solid #000001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B3" style:family="table-cell">
      <style:table-cell-properties fo:padding-left="0.075in" fo:padding-right="0.075in" fo:padding-top="0in" fo:padding-bottom="0in" fo:border="0.5pt solid #000001" style:writing-mode="lr-tb"/>
    </style:style>
    <style:style style:name="Table1.C3" style:family="table-cell">
      <style:table-cell-properties fo:padding-left="0.075in" fo:padding-right="0.075in" fo:padding-top="0in" fo:padding-bottom="0in" fo:border="0.5pt solid #000001" style:writing-mode="lr-tb"/>
    </style:style>
    <style:style style:name="Table1.A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B4" style:family="table-cell">
      <style:table-cell-properties fo:padding-left="0.075in" fo:padding-right="0.075in" fo:padding-top="0in" fo:padding-bottom="0in" fo:border="0.5pt solid #000001" style:writing-mode="lr-tb"/>
    </style:style>
    <style:style style:name="Table1.C4" style:family="table-cell">
      <style:table-cell-properties fo:padding-left="0.075in" fo:padding-right="0.075in" fo:padding-top="0in" fo:padding-bottom="0in" fo:border="0.5pt solid #000001" style:writing-mode="lr-tb"/>
    </style:style>
    <style:style style:name="Table2" style:family="table" style:master-page-name="">
      <style:table-properties style:width="6.3986in" fo:margin-left="-0.0813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7993in"/>
    </style:style>
    <style:style style:name="Table2.B" style:family="table-column">
      <style:table-column-properties style:column-width="0.8in"/>
    </style:style>
    <style:style style:name="Table2.1" style:family="table-row">
      <style:table-row-properties style:min-row-height="0.6806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00ff00" fo:padding="0.0694in" fo:border="2.25pt solid #000001" style:writing-mode="lr-tb">
        <style:background-image/>
      </style:table-cell-properties>
    </style:style>
    <style:style style:name="Table2.E1" style:family="table-cell">
      <style:table-cell-properties style:vertical-align="middle" fo:background-color="transparent" fo:padding="0.0694in" fo:border="none" style:writing-mode="lr-tb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C2" style:family="table-cell">
      <style:table-cell-properties style:vertical-align="middle" fo:background-color="#00ff00" fo:padding="0.0694in" fo:border-left="2.25pt solid #000001" fo:border-right="none" fo:border-top="none" fo:border-bottom="2.25pt solid #000001" style:writing-mode="lr-tb">
        <style:background-image/>
      </style:table-cell-properties>
    </style:style>
    <style:style style:name="Table2.D2" style:family="table-cell">
      <style:table-cell-properties style:vertical-align="middle" fo:background-color="#00ff00" fo:padding="0.0694in" fo:border-left="2.25pt solid #000001" fo:border-right="2.25pt solid #000001" fo:border-top="none" fo:border-bottom="2.25pt solid #000001" style:writing-mode="lr-tb">
        <style:background-image/>
      </style:table-cell-properties>
    </style:style>
    <style:style style:name="Table2.3" style:family="table-row">
      <style:table-row-properties style:min-row-height="0.2917in" fo:background-color="transparent" fo:keep-together="auto">
        <style:background-image/>
      </style:table-row-properties>
    </style:style>
    <style:style style:name="Table2.C3" style:family="table-cell">
      <style:table-cell-properties style:vertical-align="middle" fo:background-color="#ff0000" fo:padding="0.0694in" fo:border="2.25pt solid #000001" style:writing-mode="lr-tb">
        <style:background-image/>
      </style:table-cell-properties>
    </style:style>
    <style:style style:name="Table2.E3" style:family="table-cell">
      <style:table-cell-properties style:vertical-align="middle" fo:background-color="#ffff00" fo:padding="0.0694in" fo:border="1pt solid #000001" style:writing-mode="lr-tb">
        <style:background-image/>
      </style:table-cell-properties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C4" style:family="table-cell">
      <style:table-cell-properties style:vertical-align="middle" fo:background-color="#ff0000" fo:padding="0.0694in" fo:border-left="2.25pt solid #000001" fo:border-right="none" fo:border-top="none" fo:border-bottom="2.25pt solid #000001" style:writing-mode="lr-tb">
        <style:background-image/>
      </style:table-cell-properties>
    </style:style>
    <style:style style:name="Table2.D4" style:family="table-cell">
      <style:table-cell-properties style:vertical-align="middle" fo:background-color="#ff0000" fo:padding="0.0694in" fo:border-left="2.25pt solid #000001" fo:border-right="2.25pt solid #000001" fo:border-top="none" fo:border-bottom="2.25pt solid #000001" style:writing-mode="lr-tb">
        <style:background-image/>
      </style:table-cell-properties>
    </style:style>
    <style:style style:name="Table2.E4" style:family="table-cell">
      <style:table-cell-properties style:vertical-align="middle" fo:background-color="#ffff00" fo:padding="0.0694in" fo:border-left="1pt solid #000001" fo:border-right="none" fo:border-top="none" fo:border-bottom="1pt solid #000001" style:writing-mode="lr-tb">
        <style:background-image/>
      </style:table-cell-properties>
    </style:style>
    <style:style style:name="Table2.F4" style:family="table-cell">
      <style:table-cell-properties style:vertical-align="middle" fo:background-color="#ffff00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2.E5" style:family="table-cell">
      <style:table-cell-properties style:vertical-align="middle" fo:padding="0.0694in" fo:border="none" style:writing-mode="lr-tb"/>
    </style:style>
    <style:style style:name="Table2.G5" style:family="table-cell">
      <style:table-cell-properties style:vertical-align="middle" fo:padding="0.0694in" fo:border="none" style:writing-mode="lr-tb"/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C6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E6" style:family="table-cell">
      <style:table-cell-properties style:vertical-align="middle" fo:padding="0in" fo:border="none" style:writing-mode="lr-tb"/>
    </style:style>
    <style:style style:name="Table2.F6" style:family="table-cell">
      <style:table-cell-properties style:vertical-align="middle" fo:padding="0in" fo:border="none" style:writing-mode="lr-tb"/>
    </style:style>
    <style:style style:name="Table2.G6" style:family="table-cell">
      <style:table-cell-properties style:vertical-align="middle" fo:padding="0in" fo:border="none" style:writing-mode="lr-tb"/>
    </style:style>
    <style:style style:name="Table2.H6" style:family="table-cell">
      <style:table-cell-properties style:vertical-align="middle" fo:padding="0in" fo:border="none" style:writing-mode="lr-tb"/>
    </style:style>
    <style:style style:name="Table3" style:family="table">
      <style:table-properties style:width="6.4028in" fo:margin-left="-0.1535in" fo:margin-top="0in" fo:margin-bottom="0in" table:align="left" style:writing-mode="lr-tb"/>
    </style:style>
    <style:style style:name="Table3.A" style:family="table-column">
      <style:table-column-properties style:column-width="6.4028in"/>
    </style:style>
    <style:style style:name="Table3.1" style:family="table-row">
      <style:table-row-properties style:min-row-height="0.7778in" fo:keep-together="auto"/>
    </style:style>
    <style:style style:name="Table3.A1" style:family="table-cell">
      <style:table-cell-properties style:vertical-align="middle" fo:background-color="#00ff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3.A2" style:family="table-cell">
      <style:table-cell-properties style:vertical-align="middle" fo:background-color="#ffff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3.A4" style:family="table-cell">
      <style:table-cell-properties style:vertical-align="middle" fo:background-color="#ff00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" style:family="table">
      <style:table-properties style:width="6.3736in" fo:margin-left="-0.1153in" fo:margin-top="0in" fo:margin-bottom="0in" table:align="left" style:writing-mode="lr-tb"/>
    </style:style>
    <style:style style:name="Table4.A" style:family="table-column">
      <style:table-column-properties style:column-width="6.3736in"/>
    </style:style>
    <style:style style:name="Table4.1" style:family="table-row">
      <style:table-row-properties style:min-row-height="0.6924in" fo:keep-together="auto"/>
    </style:style>
    <style:style style:name="Table4.A1" style:family="table-cell">
      <style:table-cell-properties style:vertical-align="middle" fo:background-color="#00ff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.2" style:family="table-row">
      <style:table-row-properties style:min-row-height="0.4944in" fo:keep-together="auto"/>
    </style:style>
    <style:style style:name="Table4.A2" style:family="table-cell">
      <style:table-cell-properties style:vertical-align="middle" fo:background-color="#ffff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.3" style:family="table-row">
      <style:table-row-properties style:min-row-height="0.5958in" fo:keep-together="auto"/>
    </style:style>
    <style:style style:name="Table4.A3" style:family="table-cell">
      <style:table-cell-properties style:vertical-align="middle" fo:background-color="#ff00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.4" style:family="table-row">
      <style:table-row-properties style:min-row-height="0.591in" fo:keep-together="auto"/>
    </style:style>
    <style:style style:name="Table4.A5" style:family="table-cell">
      <style:table-cell-properties style:vertical-align="middle" fo:background-color="#ff0000" fo:padding-left="0.0785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6" style:family="table" style:master-page-name="">
      <style:table-properties style:width="6.3986in" fo:margin-left="-0.0813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7993in"/>
    </style:style>
    <style:style style:name="Table6.B" style:family="table-column">
      <style:table-column-properties style:column-width="0.8in"/>
    </style:style>
    <style:style style:name="Table6.1" style:family="table-row">
      <style:table-row-properties style:min-row-height="0.2917in"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transparent" fo:padding="0.0694in" fo:border="1pt solid #000001" style:writing-mode="lr-tb">
        <style:background-image/>
      </style:table-cell-properties>
    </style:style>
    <style:style style:name="Table6.E1" style:family="table-cell">
      <style:table-cell-properties style:vertical-align="middle" fo:padding="0.0694in" fo:border="1pt solid #000001" style:writing-mode="lr-tb"/>
    </style:style>
    <style:style style:name="Table6.G1" style:family="table-cell">
      <style:table-cell-properties style:vertical-align="middle" fo:padding="0.0694in" fo:border="1pt solid #000001" style:writing-mode="lr-tb"/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style:vertical-align="middle" fo:background-color="transparent" fo:padding="0.0694in" fo:border-left="1pt solid #000001" fo:border-right="none" fo:border-top="none" fo:border-bottom="1pt solid #000001" style:writing-mode="lr-tb">
        <style:background-image/>
      </style:table-cell-properties>
    </style:style>
    <style:style style:name="Table6.B2" style:family="table-cell">
      <style:table-cell-properties style:vertical-align="middle" fo:background-color="transparent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6.E2" style:family="table-cell">
      <style:table-cell-properties style:vertical-align="middle" fo:padding="0.0694in" fo:border="1pt solid #000001" style:writing-mode="lr-tb"/>
    </style:style>
    <style:style style:name="Table6.F2" style:family="table-cell">
      <style:table-cell-properties style:vertical-align="middle" fo:padding="0.0694in" fo:border="1pt solid #000001" style:writing-mode="lr-tb"/>
    </style:style>
    <style:style style:name="Table6.G2" style:family="table-cell">
      <style:table-cell-properties style:vertical-align="middle" fo:padding="0.0694in" fo:border="1pt solid #000001" style:writing-mode="lr-tb"/>
    </style:style>
    <style:style style:name="Table6.H2" style:family="table-cell">
      <style:table-cell-properties style:vertical-align="middle" fo:padding="0.0694in" fo:border="1pt solid #000001" style:writing-mode="lr-tb"/>
    </style:style>
    <style:style style:name="Table7" style:family="table" style:master-page-name="">
      <style:table-properties style:width="6.3986in" fo:margin-left="-0.0813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0.7993in"/>
    </style:style>
    <style:style style:name="Table7.B" style:family="table-column">
      <style:table-column-properties style:column-width="0.8in"/>
    </style:style>
    <style:style style:name="Table7.1" style:family="table-row">
      <style:table-row-properties style:min-row-height="0.2917in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00" style:border-line-width-left="0.0104in 0.0014in 0.0208in" style:border-line-width-top="0.0104in 0.0014in 0.0208in" style:border-line-width-bottom="0.0104in 0.0014in 0.0208in" fo:padding="0.0694in" fo:border-left="1pt double #000001" fo:border-right="none" fo:border-top="1pt double #000001" fo:border-bottom="1pt double #000001" style:writing-mode="lr-tb">
        <style:background-image/>
      </style:table-cell-properties>
    </style:style>
    <style:style style:name="Table7.C1" style:family="table-cell">
      <style:table-cell-properties style:vertical-align="middle" fo:background-color="transparent" style:border-line-width-left="0.0104in 0.0014in 0.0208in" style:border-line-width-top="0.0104in 0.0014in 0.0208in" style:border-line-width-bottom="0.0104in 0.0014in 0.0208in" fo:padding="0.0694in" fo:border-left="1pt double #000001" fo:border-right="none" fo:border-top="1pt double #000001" fo:border-bottom="1pt double #000001" style:writing-mode="lr-tb">
        <style:background-image/>
      </style:table-cell-properties>
    </style:style>
    <style:style style:name="Table7.E1" style:family="table-cell">
      <style:table-cell-properties style:vertical-align="middle" style:border-line-width="0.0104in 0.0014in 0.0208in" fo:padding="0.0694in" fo:border="1pt double #000001" style:writing-mode="lr-tb"/>
    </style:style>
    <style:style style:name="Table7.G1" style:family="table-cell">
      <style:table-cell-properties style:vertical-align="middle" fo:padding="0.0694in" fo:border="1pt solid #000001" style:writing-mode="lr-tb"/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style:vertical-align="middle" fo:background-color="#ffff00" style:border-line-width-left="0.0104in 0.0014in 0.0208in" style:border-line-width-bottom="0.0104in 0.0014in 0.0208in" fo:padding="0.0694in" fo:border-left="1pt double #000001" fo:border-right="none" fo:border-top="none" fo:border-bottom="1pt double #000001" style:writing-mode="lr-tb">
        <style:background-image/>
      </style:table-cell-properties>
    </style:style>
    <style:style style:name="Table7.C2" style:family="table-cell">
      <style:table-cell-properties style:vertical-align="middle" fo:background-color="transparent" style:border-line-width-left="0.0104in 0.0014in 0.0208in" style:border-line-width-bottom="0.0104in 0.0014in 0.0208in" fo:padding="0.0694in" fo:border-left="1pt double #000001" fo:border-right="none" fo:border-top="none" fo:border-bottom="1pt double #000001" style:writing-mode="lr-tb">
        <style:background-image/>
      </style:table-cell-properties>
    </style:style>
    <style:style style:name="Table7.E2" style:family="table-cell">
      <style:table-cell-properties style:vertical-align="middle" style:border-line-width-left="0.0104in 0.0014in 0.0208in" style:border-line-width-bottom="0.0104in 0.0014in 0.0208in" fo:padding="0.0694in" fo:border-left="1pt double #000001" fo:border-right="none" fo:border-top="none" fo:border-bottom="1pt double #000001" style:writing-mode="lr-tb"/>
    </style:style>
    <style:style style:name="Table7.F2" style:family="table-cell">
      <style:table-cell-properties style:vertical-align="middle" style:border-line-width-left="0.0104in 0.0014in 0.0208in" style:border-line-width-right="0.0104in 0.0014in 0.0208in" style:border-line-width-bottom="0.0104in 0.0014in 0.0208in" fo:padding="0.0694in" fo:border-left="1pt double #000001" fo:border-right="1pt double #000001" fo:border-top="none" fo:border-bottom="1pt double #000001" style:writing-mode="lr-tb"/>
    </style:style>
    <style:style style:name="Table7.G2" style:family="table-cell">
      <style:table-cell-properties style:vertical-align="middle" fo:padding="0.0694in" fo:border="1pt solid #000001" style:writing-mode="lr-tb"/>
    </style:style>
    <style:style style:name="Table7.H2" style:family="table-cell">
      <style:table-cell-properties style:vertical-align="middle" fo:padding="0.0694in" fo:border="1pt solid #000001" style:writing-mode="lr-tb"/>
    </style:style>
    <style:style style:name="Table8" style:family="table" style:master-page-name="">
      <style:table-properties style:width="6.3986in" fo:margin-left="-0.0813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0.7993in"/>
    </style:style>
    <style:style style:name="Table8.B" style:family="table-column">
      <style:table-column-properties style:column-width="0.8in"/>
    </style:style>
    <style:style style:name="Table8.1" style:family="table-row">
      <style:table-row-properties style:min-row-height="0.2917in"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694in" fo:border="1pt solid #000001" style:writing-mode="lr-tb">
        <style:background-image/>
      </style:table-cell-properties>
    </style:style>
    <style:style style:name="Table8.E1" style:family="table-cell">
      <style:table-cell-properties style:vertical-align="middle" fo:padding="0.0694in" fo:border="1pt solid #000001" style:writing-mode="lr-tb"/>
    </style:style>
    <style:style style:name="Table8.G1" style:family="table-cell">
      <style:table-cell-properties style:vertical-align="middle" fo:padding="0.0694in" fo:border="1pt solid #000001" style:writing-mode="lr-tb"/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style:vertical-align="middle" fo:background-color="transparent" fo:padding="0.0694in" fo:border-left="1pt solid #000001" fo:border-right="none" fo:border-top="none" fo:border-bottom="1pt solid #000001" style:writing-mode="lr-tb">
        <style:background-image/>
      </style:table-cell-properties>
    </style:style>
    <style:style style:name="Table8.B2" style:family="table-cell">
      <style:table-cell-properties style:vertical-align="middle" fo:background-color="transparent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8.E2" style:family="table-cell">
      <style:table-cell-properties style:vertical-align="middle" fo:padding="0.0694in" fo:border="1pt solid #000001" style:writing-mode="lr-tb"/>
    </style:style>
    <style:style style:name="Table8.F2" style:family="table-cell">
      <style:table-cell-properties style:vertical-align="middle" fo:padding="0.0694in" fo:border="1pt solid #000001" style:writing-mode="lr-tb"/>
    </style:style>
    <style:style style:name="Table8.G2" style:family="table-cell">
      <style:table-cell-properties style:vertical-align="middle" fo:padding="0.0694in" fo:border="1pt solid #000001" style:writing-mode="lr-tb"/>
    </style:style>
    <style:style style:name="Table8.H2" style:family="table-cell">
      <style:table-cell-properties style:vertical-align="middle" fo:padding="0.0694in" fo:border="1pt solid #000001" style:writing-mode="lr-tb"/>
    </style:style>
    <style:style style:name="Table9" style:family="table" style:master-page-name="">
      <style:table-properties style:width="6.3986in" fo:margin-left="-0.0813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0.7993in"/>
    </style:style>
    <style:style style:name="Table9.B" style:family="table-column">
      <style:table-column-properties style:column-width="0.8in"/>
    </style:style>
    <style:style style:name="Table9.1" style:family="table-row">
      <style:table-row-properties style:min-row-height="0.2917in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694in" fo:border="1pt solid #000001" style:writing-mode="lr-tb">
        <style:background-image/>
      </style:table-cell-properties>
    </style:style>
    <style:style style:name="Table9.E1" style:family="table-cell">
      <style:table-cell-properties style:vertical-align="middle" fo:padding="0.0694in" fo:border="1pt solid #000001" style:writing-mode="lr-tb"/>
    </style:style>
    <style:style style:name="Table9.G1" style:family="table-cell">
      <style:table-cell-properties style:vertical-align="middle" fo:padding="0.0694in" fo:border="1pt solid #000001" style:writing-mode="lr-tb"/>
    </style:style>
    <style:style style:name="Table9.2" style:family="table-row">
      <style:table-row-properties style:min-row-height="0.2125in" fo:background-color="transparent" fo:keep-together="auto">
        <style:background-image/>
      </style:table-row-properties>
    </style:style>
    <style:style style:name="Table9.A2" style:family="table-cell">
      <style:table-cell-properties style:vertical-align="middle" fo:background-color="transparent" fo:padding="0.0694in" fo:border-left="1pt solid #000001" fo:border-right="none" fo:border-top="none" fo:border-bottom="1pt solid #000001" style:writing-mode="lr-tb">
        <style:background-image/>
      </style:table-cell-properties>
    </style:style>
    <style:style style:name="Table9.B2" style:family="table-cell">
      <style:table-cell-properties style:vertical-align="middle" fo:background-color="transparent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9.E2" style:family="table-cell">
      <style:table-cell-properties style:vertical-align="middle" fo:padding="0.0694in" fo:border="1pt solid #000001" style:writing-mode="lr-tb"/>
    </style:style>
    <style:style style:name="Table9.F2" style:family="table-cell">
      <style:table-cell-properties style:vertical-align="middle" fo:padding="0.0694in" fo:border="1pt solid #000001" style:writing-mode="lr-tb"/>
    </style:style>
    <style:style style:name="Table9.G2" style:family="table-cell">
      <style:table-cell-properties style:vertical-align="middle" fo:padding="0.0694in" fo:border="1pt solid #000001" style:writing-mode="lr-tb"/>
    </style:style>
    <style:style style:name="Table9.H2" style:family="table-cell">
      <style:table-cell-properties style:vertical-align="middle" fo:padding="0.0694in" fo:border="1pt solid #000001" style:writing-mode="lr-tb"/>
    </style:style>
    <style:style style:name="Table10" style:family="table" style:master-page-name="">
      <style:table-properties style:width="6.3986in" fo:margin-left="-0.0813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0.7993in"/>
    </style:style>
    <style:style style:name="Table10.B" style:family="table-column">
      <style:table-column-properties style:column-width="0.8in"/>
    </style:style>
    <style:style style:name="Table10.1" style:family="table-row">
      <style:table-row-properties style:min-row-height="0.2917in"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694in" fo:border="1pt solid #000001" style:writing-mode="lr-tb">
        <style:background-image/>
      </style:table-cell-properties>
    </style:style>
    <style:style style:name="Table10.E1" style:family="table-cell">
      <style:table-cell-properties style:vertical-align="middle" fo:padding="0.0694in" fo:border="1pt solid #000001" style:writing-mode="lr-tb"/>
    </style:style>
    <style:style style:name="Table10.G1" style:family="table-cell">
      <style:table-cell-properties style:vertical-align="middle" fo:padding="0.0694in" fo:border="1pt solid #000001" style:writing-mode="lr-tb"/>
    </style:style>
    <style:style style:name="Table10.2" style:family="table-row">
      <style:table-row-properties style:min-row-height="0.2125in" fo:background-color="transparent" fo:keep-together="auto">
        <style:background-image/>
      </style:table-row-properties>
    </style:style>
    <style:style style:name="Table10.A2" style:family="table-cell">
      <style:table-cell-properties style:vertical-align="middle" fo:background-color="transparent" fo:padding="0.0694in" fo:border-left="1pt solid #000001" fo:border-right="none" fo:border-top="none" fo:border-bottom="1pt solid #000001" style:writing-mode="lr-tb">
        <style:background-image/>
      </style:table-cell-properties>
    </style:style>
    <style:style style:name="Table10.B2" style:family="table-cell">
      <style:table-cell-properties style:vertical-align="middle" fo:background-color="transparent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0.E2" style:family="table-cell">
      <style:table-cell-properties style:vertical-align="middle" fo:padding="0.0694in" fo:border="1pt solid #000001" style:writing-mode="lr-tb"/>
    </style:style>
    <style:style style:name="Table10.F2" style:family="table-cell">
      <style:table-cell-properties style:vertical-align="middle" fo:padding="0.0694in" fo:border="1pt solid #000001" style:writing-mode="lr-tb"/>
    </style:style>
    <style:style style:name="Table10.G2" style:family="table-cell">
      <style:table-cell-properties style:vertical-align="middle" fo:padding="0.0694in" fo:border="1pt solid #000001" style:writing-mode="lr-tb"/>
    </style:style>
    <style:style style:name="Table10.H2" style:family="table-cell">
      <style:table-cell-properties style:vertical-align="middle" fo:padding="0.0694in" fo:border="1pt solid #000001" style:writing-mode="lr-tb"/>
    </style:style>
    <style:style style:name="Table11" style:family="table" style:master-page-name="">
      <style:table-properties style:width="6.4028in" fo:margin-left="-0.1535in" fo:margin-top="0in" fo:margin-bottom="0in" style:page-number="auto" table:align="left" style:writing-mode="lr-tb"/>
    </style:style>
    <style:style style:name="Table11.A" style:family="table-column">
      <style:table-column-properties style:column-width="6.4028in"/>
    </style:style>
    <style:style style:name="Table11.1" style:family="table-row">
      <style:table-row-properties style:min-row-height="0.7778in" fo:keep-together="auto"/>
    </style:style>
    <style:style style:name="Table11.A1" style:family="table-cell">
      <style:table-cell-properties style:vertical-align="middle" fo:background-color="#00ff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1.A2" style:family="table-cell">
      <style:table-cell-properties style:vertical-align="middle" fo:background-color="#ffff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1.3" style:family="table-row">
      <style:table-row-properties style:min-row-height="0.8111in" fo:keep-together="auto"/>
    </style:style>
    <style:style style:name="Table11.A4" style:family="table-cell">
      <style:table-cell-properties style:vertical-align="middle" fo:background-color="#ff000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1.A5" style:family="table-cell">
      <style:table-cell-properties style:vertical-align="middle" fo:background-color="#ff0000" fo:padding-left="0.0785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>
      <style:paragraph-properties fo:margin-top="0.1972in" fo:margin-bottom="0.139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" style:family="paragraph" style:parent-style-name="Standard">
      <style:paragraph-properties fo:margin-top="0.1972in" fo:margin-bottom="0.139in" loext:contextual-spacing="false"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15%">
        <style:tab-stops>
          <style:tab-stop style:position="0.2957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</style:style>
    <style:style style:name="P10" style:family="paragraph" style:parent-style-name="Standard">
      <style:paragraph-properties fo:margin-top="0in" fo:margin-bottom="0.139in" loext:contextual-spacing="false"/>
    </style:style>
    <style:style style:name="P11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2" style:family="paragraph" style:parent-style-name="Standard">
      <style:paragraph-properties fo:margin-top="0in" fo:margin-bottom="0.139in" loext:contextual-spacing="false">
        <style:tab-stops>
          <style:tab-stop style:position="0.1972in"/>
        </style:tab-stops>
      </style:paragraph-properties>
    </style:style>
    <style:style style:name="P13" style:family="paragraph" style:parent-style-name="Standard">
      <style:paragraph-properties fo:margin-top="0in" fo:margin-bottom="0.139in" loext:contextual-spacing="false">
        <style:tab-stops>
          <style:tab-stop style:position="0.197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in" fo:margin-bottom="0.139in" loext:contextual-spacing="false">
        <style:tab-stops>
          <style:tab-stop style:position="0.1972in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top="0in" fo:margin-bottom="0.139in" loext:contextual-spacing="false"/>
      <style:text-properties style:font-name="Calibri" fo:font-weight="bold" style:font-name-asian="Calibri1" style:font-weight-asian="bold" style:font-name-complex="Calibri1"/>
    </style:style>
    <style:style style:name="P16" style:family="paragraph" style:parent-style-name="Standard">
      <style:paragraph-properties fo:margin-top="0in" fo:margin-bottom="0.139in" loext:contextual-spacing="false" fo:break-before="page">
        <style:tab-stops>
          <style:tab-stop style:position="0.1972in"/>
        </style:tab-stops>
      </style:paragraph-properties>
    </style:style>
    <style:style style:name="P17" style:family="paragraph" style:parent-style-name="Standard">
      <style:paragraph-properties fo:margin-top="0in" fo:margin-bottom="0.1508in" loext:contextual-spacing="false" fo:line-height="115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in" fo:margin-bottom="0.139in" loext:contextual-spacing="false" fo:text-indent="0in" style:auto-text-indent="false"/>
    </style:style>
    <style:style style:name="P19" style:family="paragraph" style:parent-style-name="Standard">
      <style:paragraph-properties fo:margin-top="0.3335in" fo:margin-bottom="0in" loext:contextual-spacing="false" fo:line-height="115%">
        <style:tab-stops>
          <style:tab-stop style:position="0.2957in"/>
        </style:tab-stops>
      </style:paragraph-properties>
    </style:style>
    <style:style style:name="P20" style:family="paragraph" style:parent-style-name="Heading_20_3">
      <style:paragraph-properties fo:margin-top="0.3335in" fo:margin-bottom="0in" loext:contextual-spacing="false" fo:line-height="100%" fo:break-before="page">
        <style:tab-stops>
          <style:tab-stop style:position="0.2957in"/>
        </style:tab-stops>
      </style:paragraph-properties>
    </style:style>
    <style:style style:name="P21" style:family="paragraph" style:parent-style-name="Heading_20_3">
      <style:paragraph-properties fo:margin-top="0.3335in" fo:margin-bottom="0in" loext:contextual-spacing="false" fo:line-height="100%">
        <style:tab-stops>
          <style:tab-stop style:position="0.2957in"/>
        </style:tab-stops>
      </style:paragraph-properties>
    </style:style>
    <style:style style:name="P22" style:family="paragraph" style:parent-style-name="Standard">
      <style:paragraph-properties fo:margin-top="0.0417in" fo:margin-bottom="0.0417in" loext:contextual-spacing="false" fo:line-height="100%"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</style:style>
    <style:style style:name="P23" style:family="paragraph" style:parent-style-name="Standard">
      <style:paragraph-properties fo:margin-top="0.0417in" fo:margin-bottom="0.0417in" loext:contextual-spacing="false" fo:line-height="100%" fo:text-align="justify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</style:style>
    <style:style style:name="P24" style:family="paragraph" style:parent-style-name="Standard">
      <style:paragraph-properties fo:margin-top="0.0417in" fo:margin-bottom="0.0417in" loext:contextual-spacing="false" fo:line-height="100%" fo:text-align="center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fo:font-weight="bold" style:font-weight-asian="bold"/>
    </style:style>
    <style:style style:name="P25" style:family="paragraph" style:parent-style-name="Heading_20_3">
      <style:paragraph-properties fo:margin-top="0.1945in" fo:margin-bottom="0.0555in" loext:contextual-spacing="false">
        <style:tab-stops>
          <style:tab-stop style:position="0.2957in"/>
        </style:tab-stops>
      </style:paragraph-properties>
    </style:style>
    <style:style style:name="P26" style:family="paragraph" style:parent-style-name="Standard">
      <style:text-properties officeooo:paragraph-rsid="0024ca87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24ca87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285f4d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85f4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paragraph-rsid="001b9110" style:font-name-asian="Calibri1" style:font-name-complex="Calibri1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paragraph-rsid="0024ca87" style:font-name-asian="Calibri1" style:font-name-complex="Calibri1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paragraph-rsid="00285f4d" style:font-name-asian="Calibri1" style:font-name-complex="Calibri1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rsid="001b9110" officeooo:paragraph-rsid="001b9110" style:font-name-asian="Calibri1" style:font-name-complex="Calibri1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rsid="001d2c36" officeooo:paragraph-rsid="001d2c36" style:font-name-asian="Calibri1" style:font-name-complex="Calibri1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rsid="001d2c36" officeooo:paragraph-rsid="0024ca87" style:font-name-asian="Calibri1" style:font-name-complex="Calibri1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rsid="0024ca87" officeooo:paragraph-rsid="0024ca87" style:font-name-asian="Calibri1" style:font-name-complex="Calibri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Calibri" officeooo:rsid="00285f4d" officeooo:paragraph-rsid="00285f4d" style:font-name-asian="Calibri1" style:font-name-complex="Calibri1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rsid="001d2c36" officeooo:paragraph-rsid="001d2c36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rsid="0024ca87" officeooo:paragraph-rsid="0024ca87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rsid="002584a3" officeooo:paragraph-rsid="002584a3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rsid="00285f4d" officeooo:paragraph-rsid="00285f4d"/>
    </style:style>
    <style:style style:name="P43" style:family="paragraph" style:parent-style-name="Standard">
      <style:paragraph-properties fo:margin-top="0in" fo:margin-bottom="0.139in" loext:contextual-spacing="false"/>
      <style:text-properties style:font-name="Calibri" fo:font-size="10pt" style:font-name-asian="Calibri1" style:font-size-asian="10pt" style:font-name-complex="Calibri1" style:font-size-complex="10pt"/>
    </style:style>
    <style:style style:name="P44" style:family="paragraph" style:parent-style-name="Standard">
      <style:paragraph-properties fo:margin-top="0in" fo:margin-bottom="0.139in" loext:contextual-spacing="false"/>
      <style:text-properties officeooo:paragraph-rsid="0024ca87"/>
    </style:style>
    <style:style style:name="P45" style:family="paragraph" style:parent-style-name="Standard">
      <style:paragraph-properties fo:margin-top="0in" fo:margin-bottom="0.139in" loext:contextual-spacing="false"/>
      <style:text-properties officeooo:paragraph-rsid="00285f4d"/>
    </style:style>
    <style:style style:name="P46" style:family="paragraph" style:parent-style-name="Standard">
      <style:paragraph-properties fo:margin-top="0in" fo:margin-bottom="0.139in" loext:contextual-spacing="false" fo:line-height="100%" fo:padding="0in" fo:border="none">
        <style:tab-stops>
          <style:tab-stop style:position="0.1972in"/>
        </style:tab-stops>
      </style:paragraph-properties>
      <style:text-properties fo:font-size="18pt" fo:font-weight="bold" officeooo:paragraph-rsid="001ac0a7" style:font-size-asian="18pt" style:font-weight-asian="bold" style:font-size-complex="18pt"/>
    </style:style>
    <style:style style:name="P47" style:family="paragraph" style:parent-style-name="Standard" style:list-style-name="WWNum2">
      <style:paragraph-properties fo:margin-left="0.5in" fo:margin-right="0in" fo:margin-top="0in" fo:margin-bottom="0.139in" loext:contextual-spacing="true" fo:text-indent="-0.25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48" style:family="paragraph" style:parent-style-name="Standard" style:list-style-name="WWNum1" style:master-page-name="">
      <loext:graphic-properties draw:fill="none"/>
      <style:paragraph-properties fo:margin-left="-0.1252in" fo:margin-right="0in" fo:margin-top="0in" fo:margin-bottom="0.139in" loext:contextual-spacing="true" fo:text-indent="0.25in" style:auto-text-indent="false" style:page-number="auto" fo:background-color="transparent">
        <style:tab-stops>
          <style:tab-stop style:position="0.1972in"/>
        </style:tab-stops>
      </style:paragraph-properties>
      <style:text-properties fo:font-size="14pt" fo:font-weight="bold" officeooo:paragraph-rsid="001ac0a7" style:font-size-asian="14pt" style:font-weight-asian="bold" style:font-size-complex="14pt"/>
    </style:style>
    <style:style style:name="P49" style:family="paragraph" style:parent-style-name="Standard" style:list-style-name="WWNum1">
      <loext:graphic-properties draw:fill="none"/>
      <style:paragraph-properties fo:margin-left="-0.1252in" fo:margin-right="0in" fo:margin-top="0in" fo:margin-bottom="0.139in" loext:contextual-spacing="true" fo:text-indent="0.25in" style:auto-text-indent="false" fo:background-color="transparent">
        <style:tab-stops>
          <style:tab-stop style:position="0.1972in"/>
        </style:tab-stops>
      </style:paragraph-properties>
      <style:text-properties fo:font-size="14pt" fo:font-weight="bold" officeooo:paragraph-rsid="001ac0a7" style:font-size-asian="14pt" style:font-weight-asian="bold" style:font-size-complex="14pt"/>
    </style:style>
    <style:style style:name="P50" style:family="paragraph" style:parent-style-name="Standard">
      <style:paragraph-properties fo:margin-top="0.0417in" fo:margin-bottom="0.0417in" loext:contextual-spacing="false" fo:line-height="100%" fo:text-align="justify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officeooo:rsid="001ac0a7" officeooo:paragraph-rsid="001ac0a7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.139in" loext:contextual-spacing="false" fo:text-indent="0.3752in" style:auto-text-indent="false" fo:background-color="transparent"/>
      <style:text-properties fo:font-size="10pt" style:font-size-asian="10pt" style:font-size-complex="10pt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text-indent="0.3752in" style:auto-text-indent="false" style:page-number="auto" fo:background-color="transparent"/>
      <style:text-properties style:font-name="Calibri" fo:font-size="10pt" style:font-name-asian="Calibri1" style:font-size-asian="10pt" style:font-name-complex="Calibri1" style:font-size-complex="10pt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text-indent="0.3752in" style:auto-text-indent="false" style:page-number="auto" fo:background-color="transparent">
        <style:tab-stops>
          <style:tab-stop style:position="0.2957in"/>
        </style:tab-stops>
      </style:paragraph-properties>
      <style:text-properties style:font-name="Calibri" fo:font-size="10pt" style:font-name-asian="Calibri1" style:font-size-asian="10pt" style:font-name-complex="Calibri1" style:font-size-complex="10pt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text-indent="0.3752in" style:auto-text-indent="false" style:page-number="auto" fo:background-color="transparent"/>
      <style:text-properties style:font-name="Calibri" fo:font-size="10pt" style:font-name-asian="Calibri1" style:font-size-asian="10pt" style:font-name-complex="Calibri1" style:font-size-complex="10pt"/>
    </style:style>
    <style:style style:name="P55" style:family="paragraph" style:parent-style-name="Standard">
      <style:paragraph-properties fo:margin-top="0.0835in" fo:margin-bottom="0.0835in" loext:contextual-spacing="false" fo:line-height="100%"/>
      <style:text-properties style:font-name="Calibri" officeooo:paragraph-rsid="00226d81" style:font-name-asian="Calibri1" style:font-name-complex="Calibri1"/>
    </style:style>
    <style:style style:name="P56" style:family="paragraph" style:parent-style-name="Standard">
      <style:paragraph-properties fo:margin-top="0.0835in" fo:margin-bottom="0.0835in" loext:contextual-spacing="false" fo:line-height="100%"/>
      <style:text-properties style:font-name="Calibri" officeooo:paragraph-rsid="0023e854" style:font-name-asian="Calibri1" style:font-name-complex="Calibri1"/>
    </style:style>
    <style:style style:name="P57" style:family="paragraph" style:parent-style-name="Standard">
      <style:paragraph-properties fo:margin-top="0.0835in" fo:margin-bottom="0.0835in" loext:contextual-spacing="false" fo:line-height="100%"/>
      <style:text-properties style:font-name="Calibri" officeooo:paragraph-rsid="002705ba" style:font-name-asian="Calibri1" style:font-name-complex="Calibri1"/>
    </style:style>
    <style:style style:name="P58" style:family="paragraph" style:parent-style-name="Standard">
      <loext:graphic-properties draw:fill="none"/>
      <style:paragraph-properties fo:margin-left="0.0402in" fo:margin-right="0in" fo:margin-top="0.0402in" fo:margin-bottom="0.0201in" loext:contextual-spacing="false" fo:line-height="100%" fo:text-indent="0in" style:auto-text-indent="false" fo:background-color="transparent"/>
      <style:text-properties style:text-position="0% 100%" style:font-name="Calibri" officeooo:paragraph-rsid="00285f4d" style:font-name-asian="Calibri1" style:font-name-complex="Calibri1"/>
    </style:style>
    <style:style style:name="P59" style:family="paragraph" style:parent-style-name="Standard">
      <loext:graphic-properties draw:fill="none"/>
      <style:paragraph-properties fo:margin-left="0.0402in" fo:margin-right="0in" fo:margin-top="0.0402in" fo:margin-bottom="0.0201in" loext:contextual-spacing="false" fo:line-height="100%" fo:text-indent="0in" style:auto-text-indent="false" fo:background-color="transparent"/>
      <style:text-properties style:text-position="0% 100%" style:font-name="Calibri" officeooo:rsid="00285f4d" officeooo:paragraph-rsid="00285f4d" style:font-name-asian="Calibri1" style:font-name-complex="Calibri1"/>
    </style:style>
    <style:style style:name="P60" style:family="paragraph" style:parent-style-name="Title" style:master-page-name="Standard">
      <style:paragraph-properties fo:margin-top="0.3335in" fo:margin-bottom="0.0835in" loext:contextual-spacing="false" fo:line-height="100%" fo:text-align="center" style:justify-single-word="false" style:page-number="1" fo:padding="0in" fo:border="none">
        <style:tab-stops>
          <style:tab-stop style:position="0.1972in"/>
        </style:tab-stops>
      </style:paragraph-properties>
      <style:text-properties officeooo:paragraph-rsid="001ac0a7"/>
    </style:style>
    <style:style style:name="T1" style:family="text"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T2" style:family="text">
      <style:text-properties style:text-position="0% 100%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tyle="italic" style:font-name-asian="Calibri1" style:font-style-asian="italic" style:font-name-complex="Calibri1"/>
    </style:style>
    <style:style style:name="T6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T7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8" style:family="text">
      <style:text-properties style:font-name="Arial" fo:font-size="20pt" style:font-name-asian="Arial1" style:font-size-asian="20pt" style:font-name-complex="Arial1" style:font-size-complex="20pt"/>
    </style:style>
    <style:style style:name="T9" style:family="text">
      <style:text-properties officeooo:rsid="001ac0a7"/>
    </style:style>
    <style:style style:name="T10" style:family="text">
      <style:text-properties fo:background-color="#00cc33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3300" loext:char-shading-value="0"/>
    </style:style>
    <style:style style:name="T13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226d81"/>
    </style:style>
    <style:style style:name="T17" style:family="text">
      <style:text-properties officeooo:rsid="0023e854"/>
    </style:style>
    <style:style style:name="T18" style:family="text">
      <style:text-properties officeooo:rsid="0024ca87"/>
    </style:style>
    <style:style style:name="T19" style:family="text">
      <style:text-properties officeooo:rsid="002705ba"/>
    </style:style>
    <style:style style:name="T20" style:family="text">
      <style:text-properties officeooo:rsid="00285f4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Sistema de Control para Galvanoplastia de PCBs</text:p>
      <text:p text:style-name="P13"><text:s/></text:p>
      <text:p text:style-name="P13">Autor</text:p>
      <text:p text:style-name="P46">Ing. Francisco Suárez</text:p>
      <text:p text:style-name="P13"><text:s/></text:p>
      <text:p text:style-name="P13">Director del trabajo</text:p>
      <text:p text:style-name="P46">Ing<text:span text:style-name="T8">. Juan Manuel Cruz</text:span></text:p>
      <text:p text:style-name="P13"><text:s/></text:p>
      <text:p text:style-name="P13"><text:s/></text:p>
      <text:p text:style-name="P13">Jurado propuesto para el trabajo </text:p>
      <text:list xml:id="list8135150535154178665" text:style-name="WWNum1">
        <text:list-item>
          <text:p text:style-name="P48">Esp. Ing. Jorge Fonseca (FIUBA/CONICET)</text:p>
        </text:list-item>
        <text:list-item>
          <text:p text:style-name="P49">Esp. Ing. Diego Brengi ()</text:p>
        </text:list-item>
        <text:list-item>
          <text:p text:style-name="P49">Esp. Ing. Ramiro Alonso ()</text:p>
        </text:list-item>
      </text:list>
      <text:p text:style-name="P13"><text:s/></text:p>
      <text:p text:style-name="P12"/>
      <text:p text:style-name="P14">Este plan de trabajo ha sido realizado en el marco de la asignatura Gestión de Proyectos entre abril y mayo de 2016.</text:p>
      <text:p text:style-name="P12"/>
      <text:p text:style-name="Standard"/>
      <text:p text:style-name="P16"/>
      <text:p text:style-name="P13">Tabla de contenid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30j0zll" text:style-name="Index_20_Link" text:visited-style-name="Index_20_Link"><text:span text:style-name="T7">1. Avance en las tareas</text:span></text:a></text:p>
          <text:p text:style-name="P18"><text:a xlink:type="simple" xlink:href="#_ts4wblv0nd60" text:style-name="Index_20_Link" text:visited-style-name="Index_20_Link"><text:span text:style-name="T7">2. Cumplimiento de los requerimientos</text:span></text:a></text:p>
          <text:p text:style-name="P18"><text:a xlink:type="simple" xlink:href="#_ko0r2jg4h29" text:style-name="Index_20_Link" text:visited-style-name="Index_20_Link"><text:span text:style-name="T7">3. Gestión de riesgos</text:span></text:a></text:p>
        </text:index-body>
      </text:table-of-content>
      <text:p text:style-name="P10"/>
      <text:p text:style-name="P19"/>
      <text:p text:style-name="P7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Revisión</text:p>
          </table:table-cell>
          <table:table-cell table:style-name="Table1.B1" office:value-type="string">
            <text:p text:style-name="P24">Cambios realizados</text:p>
          </table:table-cell>
          <table:table-cell table:style-name="Table1.B1" office:value-type="string">
            <text:p text:style-name="P24">Fecha</text:p>
          </table:table-cell>
        </table:table-row>
        <table:table-row table:style-name="Table1.1">
          <table:table-cell table:style-name="Table1.A2" office:value-type="string">
            <text:p text:style-name="P22">1.0</text:p>
          </table:table-cell>
          <table:table-cell table:style-name="Table1.B2" office:value-type="string">
            <text:p text:style-name="P23">Creación del documento</text:p>
          </table:table-cell>
          <table:table-cell table:style-name="Table1.C2" office:value-type="string">
            <text:p text:style-name="P50">11/10/2017</text:p>
          </table:table-cell>
        </table:table-row>
        <table:table-row table:style-name="Table1.1">
          <table:table-cell table:style-name="Table1.A3" office:value-type="string">
            <text:p text:style-name="P22">1.1</text:p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23"/>
          </table:table-cell>
        </table:table-row>
        <table:table-row table:style-name="Table1.1">
          <table:table-cell table:style-name="Table1.A4" office:value-type="string">
            <text:p text:style-name="P22">1.2</text:p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3"/>
          </table:table-cell>
        </table:table-row>
      </table:table>
      <text:p text:style-name="P25"><text:bookmark text:name="_sv2s2s3askze"/></text:p>
      <text:p text:style-name="Standard"/>
      <text:p text:style-name="P20"><text:bookmark text:name="_db3mqku8h8mw"/>1. Avance en las tareas</text:p>
      <text:p text:style-name="P52">a) <text:s/>Indicar a continuación para cada una de las tareas su estado de situación según su criterio, utilizando <text:span text:style-name="T10">verde</text:span> si considera que es <text:span text:style-name="T15">satisfactorio</text:span>, <text:span text:style-name="T11">amarillo</text:span> si considera que es <text:span text:style-name="T15">insatisfactorio</text:span> por sobrecostos y/o demoras, y <text:span text:style-name="T12">rojo</text:span> si lo considera <text:span text:style-name="T14">muy insatisfactorio</text:span> por sobrecostos y/o demoras.<text:line-break/><text:tab/>Si a la fecha de completar este informe no está previsto que la tarea haya comenzado entonces deje la celda correspondiente en <text:span text:style-name="T13">blanco</text:span>, sin pintarla con ningún color.</text:p>
      <text:p text:style-name="P43">En subcelda inferior izquierda colocar:</text:p>
      <text:list xml:id="list6189723071545923883" text:style-name="WWNum2">
        <text:list-item>
          <text:p text:style-name="P47"><text:span text:style-name="T9">(</text:span>**<text:span text:style-name="T9">)</text:span> <text:s text:c="3"/>si los recursos u horas utilizadas fueron o están siendo muy inferior a lo planificado.</text:p>
        </text:list-item>
        <text:list-item>
          <text:p text:style-name="P47"><text:span text:style-name="T9">(</text:span>*<text:span text:style-name="T9">)</text:span> <text:s text:c="5"/>si los recursos u horas utilizadas fueron o están siendo inferior a lo planificado.</text:p>
        </text:list-item>
        <text:list-item>
          <text:p text:style-name="P47"><text:span text:style-name="T9">(</text:span>$<text:span text:style-name="T9">)</text:span> <text:s text:c="5"/>si los recursos u horas utilizadas fueron o están siendo de acuerdo a lo planificado.</text:p>
        </text:list-item>
        <text:list-item>
          <text:p text:style-name="P47"><text:span text:style-name="T9">(</text:span>$$<text:span text:style-name="T9">)</text:span> <text:s text:c="3"/>si los recursos u horas utilizadas fueron o están siendo superior a lo planificado.</text:p>
        </text:list-item>
        <text:list-item>
          <text:p text:style-name="P47"><text:span text:style-name="T9">(</text:span>$$$<text:span text:style-name="T9">)</text:span> <text:s/>si los recursos u horas utilizadas fueron o están siendo muy superior a lo planificado.</text:p>
        </text:list-item>
      </text:list>
      <text:p text:style-name="P43">En subcelda inferior derecha colocar:</text:p>
      <text:list xml:id="list222433372252810" text:continue-numbering="true" text:style-name="WWNum2">
        <text:list-item>
          <text:p text:style-name="P47"><text:span text:style-name="T9">(</text:span>--<text:span text:style-name="T9">)</text:span> <text:s text:c="3"/>si la tarea se ejecutó o se está ejecutando mucho más rápido de lo previsto</text:p>
        </text:list-item>
        <text:list-item>
          <text:p text:style-name="P47"><text:span text:style-name="T9">(</text:span>-<text:span text:style-name="T9">)</text:span> <text:s text:c="5"/>si la tarea se ejecutó o se está ejecutando más rápido de lo previsto</text:p>
        </text:list-item>
        <text:list-item>
          <text:p text:style-name="P47"><text:span text:style-name="T9">(</text:span>=<text:span text:style-name="T9">)</text:span> <text:s text:c="5"/>si la tarea se ejecutó o se está ejecutando en el tiempo previsto.</text:p>
        </text:list-item>
        <text:list-item>
          <text:p text:style-name="P47"><text:span text:style-name="T9">(</text:span>+<text:span text:style-name="T9">)</text:span> <text:s text:c="5"/>si la tarea se ejecutó o se está ejecutando con demoras.</text:p>
        </text:list-item>
        <text:list-item>
          <text:p text:style-name="P47"><text:span text:style-name="T9">(</text:span>++<text:span text:style-name="T9">)</text:span> <text:s text:c="3"/>si la tarea se ejecutó o se está ejecutando con demoras muy significativas.</text:p>
        </text:list-item>
      </text:list>
      <text:p text:style-name="P15">IMPORTANTE: Indicar con borde grueso las tareas que forman parte del camino crítico</text:p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row table:style-name="Table2.1">
          <table:table-cell table:style-name="Table2.A1" table:number-columns-spanned="2" office:value-type="string">
            <text:p text:style-name="P35">1.1 Planificación</text:p>
          </table:table-cell>
          <table:covered-table-cell/>
          <table:table-cell table:style-name="Table2.A1" table:number-columns-spanned="2" office:value-type="string">
            <text:p text:style-name="P35">1.2 Análisis del proyecto</text:p>
          </table:table-cell>
          <table:covered-table-cell/>
          <table:table-cell table:style-name="Table2.E1" table:number-columns-spanned="2" office:value-type="string">
            <text:p text:style-name="P31"/>
          </table:table-cell>
          <table:covered-table-cell/>
          <table:table-cell table:style-name="Table2.E1" table:number-columns-spanned="2" office:value-type="string">
            <text:p text:style-name="P31"/>
          </table:table-cell>
          <table:covered-table-cell/>
        </table:table-row>
        <table:table-row table:style-name="Table2.2">
          <table:table-cell table:style-name="Table2.A1" office:value-type="string">
            <text:p text:style-name="P8">$</text:p>
          </table:table-cell>
          <table:table-cell table:style-name="Table2.A1" office:value-type="string">
            <text:p text:style-name="P8">-</text:p>
          </table:table-cell>
          <table:table-cell table:style-name="Table2.C2" office:value-type="string">
            <text:p text:style-name="P8">$</text:p>
          </table:table-cell>
          <table:table-cell table:style-name="Table2.D2" office:value-type="string">
            <text:p text:style-name="P8">=</text:p>
          </table:table-cell>
          <table:table-cell table:style-name="Table2.E1" office:value-type="string">
            <text:p text:style-name="P8"/>
          </table:table-cell>
          <table:table-cell table:style-name="Table2.E1" office:value-type="string">
            <text:p text:style-name="P8"/>
          </table:table-cell>
          <table:table-cell table:style-name="Table2.E1" office:value-type="string">
            <text:p text:style-name="P8"/>
          </table:table-cell>
          <table:table-cell table:style-name="Table2.E1" office:value-type="string">
            <text:p text:style-name="P8"/>
          </table:table-cell>
        </table:table-row>
        <table:table-row table:style-name="Table2.3">
          <table:table-cell table:style-name="Table2.A1" table:number-columns-spanned="2" office:value-type="string">
            <text:p text:style-name="P35">2.1 Diagrama en bloques</text:p>
          </table:table-cell>
          <table:covered-table-cell/>
          <table:table-cell table:style-name="Table2.C3" table:number-columns-spanned="2" office:value-type="string">
            <text:p text:style-name="P35">2.2 Diseñar el circuito electrónico para placa base</text:p>
          </table:table-cell>
          <table:covered-table-cell/>
          <table:table-cell table:style-name="Table2.E3" table:number-columns-spanned="2" office:value-type="string">
            <text:p text:style-name="P39">2.3 Verificación del circuito</text:p>
          </table:table-cell>
          <table:covered-table-cell/>
          <table:table-cell table:style-name="Table2.E3" table:number-columns-spanned="2" office:value-type="string">
            <text:p text:style-name="P35">2.4 Elaboración del PCB</text:p>
          </table:table-cell>
          <table:covered-table-cell/>
        </table:table-row>
        <table:table-row table:style-name="Table2.4">
          <table:table-cell table:style-name="Table2.C2" office:value-type="string">
            <text:p text:style-name="P8">$$</text:p>
          </table:table-cell>
          <table:table-cell table:style-name="Table2.D2" office:value-type="string">
            <text:p text:style-name="P8">+</text:p>
          </table:table-cell>
          <table:table-cell table:style-name="Table2.C4" office:value-type="string">
            <text:p text:style-name="P8"/>
          </table:table-cell>
          <table:table-cell table:style-name="Table2.D4" office:value-type="string">
            <text:p text:style-name="P8"/>
          </table:table-cell>
          <table:table-cell table:style-name="Table2.E4" office:value-type="string">
            <text:p text:style-name="P41"/>
          </table:table-cell>
          <table:table-cell table:style-name="Table2.F4" office:value-type="string">
            <text:p text:style-name="P41"/>
          </table:table-cell>
          <table:table-cell table:style-name="Table2.E4" office:value-type="string">
            <text:p text:style-name="P8"/>
          </table:table-cell>
          <table:table-cell table:style-name="Table2.F4" office:value-type="string">
            <text:p text:style-name="P8"/>
          </table:table-cell>
        </table:table-row>
        <table:table-row table:style-name="Table2.3">
          <table:table-cell table:style-name="Table2.E3" table:number-columns-spanned="2" office:value-type="string">
            <text:p text:style-name="P35">2.5 Soldado y verificación de la placa</text:p>
          </table:table-cell>
          <table:covered-table-cell/>
          <table:table-cell table:style-name="Table2.E1" table:number-columns-spanned="2" office:value-type="string">
            <text:p text:style-name="P34"/>
          </table:table-cell>
          <table:covered-table-cell/>
          <table:table-cell table:style-name="Table2.E5" table:number-columns-spanned="2" office:value-type="string">
            <text:p text:style-name="P5"/>
          </table:table-cell>
          <table:covered-table-cell/>
          <table:table-cell table:style-name="Table2.G5" table:number-columns-spanned="2" office:value-type="string">
            <text:p text:style-name="P5"/>
          </table:table-cell>
          <table:covered-table-cell/>
        </table:table-row>
        <table:table-row table:style-name="Table2.6">
          <table:table-cell table:style-name="Table2.E4" office:value-type="string">
            <text:p text:style-name="P8"/>
          </table:table-cell>
          <table:table-cell table:style-name="Table2.F4" office:value-type="string">
            <text:p text:style-name="P8"/>
          </table:table-cell>
          <table:table-cell table:style-name="Table2.C6" office:value-type="string">
            <text:p text:style-name="P8"/>
          </table:table-cell>
          <table:table-cell table:style-name="Table2.C6" office:value-type="string">
            <text:p text:style-name="P8"/>
          </table:table-cell>
          <table:table-cell table:style-name="Table2.E6" office:value-type="string">
            <text:p text:style-name="P5"/>
          </table:table-cell>
          <table:table-cell table:style-name="Table2.F6" office:value-type="string">
            <text:p text:style-name="P5"/>
          </table:table-cell>
          <table:table-cell table:style-name="Table2.G6" office:value-type="string">
            <text:p text:style-name="P5"/>
          </table:table-cell>
          <table:table-cell table:style-name="Table2.H6" office:value-type="string">
            <text:p text:style-name="P5"/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 table:number-columns-repeated="3"/>
        <table:table-column table:style-name="Table7.A"/>
        <table:table-column table:style-name="Table7.B" table:number-columns-repeated="3"/>
        <table:table-row table:style-name="Table7.1">
          <table:table-cell table:style-name="Table7.A1" table:number-columns-spanned="2" office:value-type="string">
            <text:p text:style-name="P36"><text:span text:style-name="T18">3.1</text:span> <text:span text:style-name="T18">Diagrama en Bloques diseño del software</text:span></text:p>
          </table:table-cell>
          <table:covered-table-cell/>
          <table:table-cell table:style-name="Table7.C1" table:number-columns-spanned="2" office:value-type="string">
            <text:p text:style-name="P37">3.2 Programación de modulos <text:s/>principales</text:p>
          </table:table-cell>
          <table:covered-table-cell/>
          <table:table-cell table:style-name="Table7.E1" table:number-columns-spanned="2" office:value-type="string">
            <text:p text:style-name="P40">3.3 Verificacion <text:s/>funcional de modulos base</text:p>
          </table:table-cell>
          <table:covered-table-cell/>
          <table:table-cell table:style-name="Table7.G1" table:number-columns-spanned="2" office:value-type="string">
            <text:p text:style-name="P40">3.4 Programación de funciones de prueba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32">**</text:p>
          </table:table-cell>
          <table:table-cell table:style-name="Table7.A2" office:value-type="string">
            <text:p text:style-name="P32">++</text:p>
          </table:table-cell>
          <table:table-cell table:style-name="Table7.C2" office:value-type="string">
            <text:p text:style-name="P32"/>
          </table:table-cell>
          <table:table-cell table:style-name="Table7.C2" office:value-type="string">
            <text:p text:style-name="P32"/>
          </table:table-cell>
          <table:table-cell table:style-name="Table7.E2" office:value-type="string">
            <text:p text:style-name="P27"/>
          </table:table-cell>
          <table:table-cell table:style-name="Table7.F2" office:value-type="string">
            <text:p text:style-name="P27"/>
          </table:table-cell>
          <table:table-cell table:style-name="Table7.G2" office:value-type="string">
            <text:p text:style-name="P27"/>
          </table:table-cell>
          <table:table-cell table:style-name="Table7.H2" office:value-type="string">
            <text:p text:style-name="P27"/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 table:number-columns-repeated="3"/>
        <table:table-column table:style-name="Table6.A"/>
        <table:table-column table:style-name="Table6.B" table:number-columns-repeated="3"/>
        <text:soft-page-break/>
        <table:table-row table:style-name="Table6.1">
          <table:table-cell table:style-name="Table6.A1" table:number-columns-spanned="2" office:value-type="string">
            <text:p text:style-name="P37">4.1 Definición de detalle arquitectura</text:p>
          </table:table-cell>
          <table:covered-table-cell/>
          <table:table-cell table:style-name="Table6.A1" table:number-columns-spanned="2" office:value-type="string">
            <text:p text:style-name="P37">4.2 Definición de interfaces internas y externas</text:p>
          </table:table-cell>
          <table:covered-table-cell/>
          <table:table-cell table:style-name="Table6.E1" table:number-columns-spanned="2" office:value-type="string">
            <text:p text:style-name="P40">4.3 Programación de modulos segun interfaces <text:span text:style-name="T20">de</text:span> <text:span text:style-name="T20">periféricos </text:span></text:p>
          </table:table-cell>
          <table:covered-table-cell/>
          <table:table-cell table:style-name="Table6.G1" table:number-columns-spanned="2" office:value-type="string">
            <text:p text:style-name="P40">4.4 Programación de modulos de control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2">**</text:p>
          </table:table-cell>
          <table:table-cell table:style-name="Table6.B2" office:value-type="string">
            <text:p text:style-name="P32">++</text:p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32"/>
          </table:table-cell>
          <table:table-cell table:style-name="Table6.E2" office:value-type="string">
            <text:p text:style-name="P27"/>
          </table:table-cell>
          <table:table-cell table:style-name="Table6.F2" office:value-type="string">
            <text:p text:style-name="P27"/>
          </table:table-cell>
          <table:table-cell table:style-name="Table6.G2" office:value-type="string">
            <text:p text:style-name="P27"/>
          </table:table-cell>
          <table:table-cell table:style-name="Table6.H2" office:value-type="string">
            <text:p text:style-name="P27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3"/>
        <table:table-column table:style-name="Table8.A"/>
        <table:table-column table:style-name="Table8.B" table:number-columns-repeated="3"/>
        <table:table-row table:style-name="Table8.1">
          <table:table-cell table:style-name="Table8.A1" table:number-columns-spanned="2" office:value-type="string">
            <text:p text:style-name="P37">4.5 Programación de funciones de sistema principal</text:p>
          </table:table-cell>
          <table:covered-table-cell/>
          <table:table-cell table:style-name="Table8.A1" table:number-columns-spanned="2" office:value-type="string">
            <text:p text:style-name="P37">4.6 Verificacion y documentacion de resultados</text:p>
          </table:table-cell>
          <table:covered-table-cell/>
          <table:table-cell table:style-name="Table8.E1" table:number-columns-spanned="2" office:value-type="string">
            <text:p text:style-name="P40"/>
          </table:table-cell>
          <table:covered-table-cell/>
          <table:table-cell table:style-name="Table8.G1" table:number-columns-spanned="2" office:value-type="string">
            <text:p text:style-name="P40"/>
          </table:table-cell>
          <table:covered-table-cell/>
        </table:table-row>
        <table:table-row table:style-name="Table8.2">
          <table:table-cell table:style-name="Table8.A2" office:value-type="string">
            <text:p text:style-name="P32">**</text:p>
          </table:table-cell>
          <table:table-cell table:style-name="Table8.B2" office:value-type="string">
            <text:p text:style-name="P32">++</text:p>
          </table:table-cell>
          <table:table-cell table:style-name="Table8.A2" office:value-type="string">
            <text:p text:style-name="P32"/>
          </table:table-cell>
          <table:table-cell table:style-name="Table8.B2" office:value-type="string">
            <text:p text:style-name="P32"/>
          </table:table-cell>
          <table:table-cell table:style-name="Table8.E2" office:value-type="string">
            <text:p text:style-name="P27"/>
          </table:table-cell>
          <table:table-cell table:style-name="Table8.F2" office:value-type="string">
            <text:p text:style-name="P27"/>
          </table:table-cell>
          <table:table-cell table:style-name="Table8.G2" office:value-type="string">
            <text:p text:style-name="P27"/>
          </table:table-cell>
          <table:table-cell table:style-name="Table8.H2" office:value-type="string">
            <text:p text:style-name="P27"/>
          </table:table-cell>
        </table:table-row>
      </table:table>
      <text:p text:style-name="P45"><text:span text:style-name="T4"/></text:p>
      <table:table table:name="Table9" table:style-name="Table9">
        <table:table-column table:style-name="Table9.A"/>
        <table:table-column table:style-name="Table9.B" table:number-columns-repeated="3"/>
        <table:table-column table:style-name="Table9.A"/>
        <table:table-column table:style-name="Table9.B" table:number-columns-repeated="3"/>
        <table:table-row table:style-name="Table9.1">
          <table:table-cell table:style-name="Table9.A1" table:number-columns-spanned="2" office:value-type="string">
            <text:p text:style-name="P38">5.1 Diseño y arquitectura de interaz</text:p>
          </table:table-cell>
          <table:covered-table-cell/>
          <table:table-cell table:style-name="Table9.A1" table:number-columns-spanned="2" office:value-type="string">
            <text:p text:style-name="P38">5.2 Programación de funciones base validacion</text:p>
          </table:table-cell>
          <table:covered-table-cell/>
          <table:table-cell table:style-name="Table9.E1" table:number-columns-spanned="2" office:value-type="string">
            <text:p text:style-name="P42">5.3 Integración con programa principal</text:p>
          </table:table-cell>
          <table:covered-table-cell/>
          <table:table-cell table:style-name="Table9.G1" table:number-columns-spanned="2" office:value-type="string">
            <text:p text:style-name="P42">5.4 Validacion de resultados y documentacion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3"/>
          </table:table-cell>
          <table:table-cell table:style-name="Table9.B2" office:value-type="string">
            <text:p text:style-name="P33"/>
          </table:table-cell>
          <table:table-cell table:style-name="Table9.A2" office:value-type="string">
            <text:p text:style-name="P33"/>
          </table:table-cell>
          <table:table-cell table:style-name="Table9.B2" office:value-type="string">
            <text:p text:style-name="P33"/>
          </table:table-cell>
          <table:table-cell table:style-name="Table9.E2" office:value-type="string">
            <text:p text:style-name="P28"/>
          </table:table-cell>
          <table:table-cell table:style-name="Table9.F2" office:value-type="string">
            <text:p text:style-name="P28"/>
          </table:table-cell>
          <table:table-cell table:style-name="Table9.G2" office:value-type="string">
            <text:p text:style-name="P28"/>
          </table:table-cell>
          <table:table-cell table:style-name="Table9.H2" office:value-type="string">
            <text:p text:style-name="P28"/>
          </table:table-cell>
        </table:table-row>
      </table:table>
      <text:p text:style-name="P45"><text:span text:style-name="T4"/></text:p>
      <table:table table:name="Table10" table:style-name="Table10">
        <table:table-column table:style-name="Table10.A"/>
        <table:table-column table:style-name="Table10.B" table:number-columns-repeated="3"/>
        <table:table-column table:style-name="Table10.A"/>
        <table:table-column table:style-name="Table10.B" table:number-columns-repeated="3"/>
        <table:table-row table:style-name="Table10.1">
          <table:table-cell table:style-name="Table10.A1" table:number-columns-spanned="2" office:value-type="string">
            <text:p text:style-name="P38">6.1 Pruebas de funcionamento integral</text:p>
          </table:table-cell>
          <table:covered-table-cell/>
          <table:table-cell table:style-name="Table10.A1" table:number-columns-spanned="2" office:value-type="string">
            <text:p text:style-name="P38">6.2 Verificacion con especificaciones</text:p>
          </table:table-cell>
          <table:covered-table-cell/>
          <table:table-cell table:style-name="Table10.E1" table:number-columns-spanned="2" office:value-type="string">
            <text:p text:style-name="P42">6.3 Memoria del Trabajo</text:p>
          </table:table-cell>
          <table:covered-table-cell/>
          <table:table-cell table:style-name="Table10.G1" table:number-columns-spanned="2" office:value-type="string">
            <text:p text:style-name="P42">6.4 Presentación y Manual de uso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3">**</text:p>
          </table:table-cell>
          <table:table-cell table:style-name="Table10.B2" office:value-type="string">
            <text:p text:style-name="P33">++</text:p>
          </table:table-cell>
          <table:table-cell table:style-name="Table10.A2" office:value-type="string">
            <text:p text:style-name="P33"/>
          </table:table-cell>
          <table:table-cell table:style-name="Table10.B2" office:value-type="string">
            <text:p text:style-name="P33"/>
          </table:table-cell>
          <table:table-cell table:style-name="Table10.E2" office:value-type="string">
            <text:p text:style-name="P28"/>
          </table:table-cell>
          <table:table-cell table:style-name="Table10.F2" office:value-type="string">
            <text:p text:style-name="P28"/>
          </table:table-cell>
          <table:table-cell table:style-name="Table10.G2" office:value-type="string">
            <text:p text:style-name="P28"/>
          </table:table-cell>
          <table:table-cell table:style-name="Table10.H2" office:value-type="string">
            <text:p text:style-name="P28"/>
          </table:table-cell>
        </table:table-row>
      </table:table>
      <text:p text:style-name="P45"><text:span text:style-name="T4"/></text:p>
      <text:p text:style-name="P45"><text:span text:style-name="T4">Además incluir el diagrama de Gantt actualizado</text:span><text:span text:style-name="T3">, indicando para cada una de las tareas el avance en la columna del Gannter titulada </text:span><text:span text:style-name="T5">“% Completado”</text:span><text:span text:style-name="T3">. En caso de ser necesario actualice la duración y fechas de las tareas respecto al diagrama de Gantt entregado en la planificación inicial.</text:span></text:p>
      <text:p text:style-name="P21"><text:bookmark text:name="_ts4wblv0nd60"/>2. Cumplimiento de los requerimientos</text:p>
      <text:p text:style-name="P52">a) Indicar a continuación para cada uno de los requerimientos el estado de situación según su criterio, utilizando <text:span text:style-name="T10">verde</text:span> si considera que ya se ha <text:span text:style-name="T14">cumplido</text:span>, <text:span text:style-name="T11">amarillo</text:span> si considera que aún no se a cumplido pero se <text:span text:style-name="T14">podrá cumplir</text:span>, y <text:span text:style-name="T12">rojo</text:span> si considera que aún no se ha cumplido y tiene <text:span text:style-name="T14">dudas si se podrá cumplir</text:span>.</text:p>
      <text:p text:style-name="P51"><text:span text:style-name="T3">Si considera que es necesario modificar los requerimientos respecto a los indicados en la planificación inicial entonces incluya acá los requerimientos actualizados, </text:span><text:span text:style-name="T4">marcando en negrita</text:span><text:span text:style-name="T3"> aquellos que son </text:span><text:span text:style-name="T6">nuevos</text:span><text:span text:style-name="T3"> o se han </text:span><text:span text:style-name="T6">modificado</text:span><text:span text:style-name="T3">.</text:span></text:p>
      <text:p text:style-name="P6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55">Req 1.<text:span text:style-name="T16">1.1</text:span>: <text:span text:style-name="T16">El sistema medirá la temperatura con un resolución de 1°C, cada 15 segundos.</text:span></text:p>
          </table:table-cell>
        </table:table-row>
        <table:table-row table:style-name="Table3.1">
          <table:table-cell table:style-name="Table3.A2" office:value-type="string">
            <text:p text:style-name="P55">Req <text:span text:style-name="T16">1.1.2</text:span>: <text:span text:style-name="T16">El sistema mantendrá la temperatura controlada dentro de rangos prefijados según la cuba a cual corresponda, con un PID con auto aprendizaje a no más de 5°C de dispersión.</text:span> </text:p>
          </table:table-cell>
        </table:table-row>
        <table:table-row table:style-name="Table3.1">
          <table:table-cell table:style-name="Table3.A1" office:value-type="string">
            <text:p text:style-name="P55">Req <text:span text:style-name="T16">1.1.</text:span>3: <text:span text:style-name="T16">El sistema elevará la temperatura a través de la activación de una salida digital conectada a una resistencia.</text:span></text:p>
          </table:table-cell>
        </table:table-row>
        <table:table-row table:style-name="Table3.1">
          <table:table-cell table:style-name="Table3.A4" office:value-type="string">
            <text:p text:style-name="P56">Req <text:span text:style-name="T17">1.1.</text:span>4: <text:span text:style-name="T17">La señal de temperatura será pasada a través de una ventana Smith Trigger (para evitar la intermitencia y generación de ruido en activaciones bruscas de la resistencia).</text:span></text:p>
          </table:table-cell>
        </table:table-row>
      </table:table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8">Req 1.<text:span text:style-name="T16">1.5</text:span>: <text:span text:style-name="T20">En caso de que la temperatura salga de rango por más de 5 minutos, se considerará interrumpir el proceso y emitir una alarma.</text:span></text:p>
          </table:table-cell>
        </table:table-row>
        <table:table-row table:style-name="Table11.1">
          <table:table-cell table:style-name="Table11.A2" office:value-type="string">
            <text:p text:style-name="P58">Req <text:span text:style-name="T16">1.1.6</text:span>: <text:span text:style-name="T20">El sistema almacenará valores de temperatura de al menos 6 horas de funcionamiento en un archivo en memoria flash.</text:span></text:p>
          </table:table-cell>
        </table:table-row>
        <table:table-row table:style-name="Table11.3">
          <table:table-cell table:style-name="Table11.A1" office:value-type="string">
            <text:p text:style-name="P59">Req 1<text:span text:style-name="T16">.</text:span>2<text:span text:style-name="T16">.</text:span>1: El software medirá la corriente total (DC) entregada al proceso de electrólisis cada 15’ segundos, con 1Amp de resolución.</text:p>
          </table:table-cell>
        </table:table-row>
        <table:table-row table:style-name="Table11.1">
          <table:table-cell table:style-name="Table11.A4" office:value-type="string">
            <text:p text:style-name="P58"/>
          </table:table-cell>
        </table:table-row>
        <table:table-row table:style-name="Table11.1">
          <table:table-cell table:style-name="Table11.A5" office:value-type="string">
            <text:p text:style-name="P58"/>
          </table:table-cell>
        </table:table-row>
        <table:table-row table:style-name="Table11.1">
          <table:table-cell table:style-name="Table11.A5" office:value-type="string">
            <text:p text:style-name="P58"/>
          </table:table-cell>
        </table:table-row>
        <table:table-row table:style-name="Table11.1">
          <table:table-cell table:style-name="Table11.A5" office:value-type="string">
            <text:p text:style-name="P58"/>
          </table:table-cell>
        </table:table-row>
      </table:table>
      <text:p text:style-name="P29"><text:soft-page-break/></text:p>
      <text:p text:style-name="P6"/>
      <text:p text:style-name="Standard"/>
      <text:p text:style-name="P9"/>
      <text:p text:style-name="P21"><text:bookmark text:name="_ko0r2jg4h29"/>3. Gestión de riesgos</text:p>
      <text:p text:style-name="P53">a) Indicar a continuación para cada uno de los riesgos el estado de situación según su criterio, utilizando <text:span text:style-name="T10">verde</text:span> si considera que el riesgo ya no se manifestará o es muy improbable que se manifieste, <text:span text:style-name="T11">amarillo</text:span> si considera que es posible que es improbable que el riesgo se manifieste o si se manifiesta estima que será fácilmente controlado, <text:s/>y <text:span text:style-name="T12">rojo</text:span> si considera que es muy probable que el riesgo se manifieste y que no pueda ser controlado fácilmente.</text:p>
      <text:p text:style-name="P51"><text:span text:style-name="T3">Si considera que es necesario modificar los riesgos respecto a los presentados en la planificación inicial entonces incluya acá los riesgos actualizados, </text:span><text:span text:style-name="T4">marcando en negrita</text:span><text:span text:style-name="T3"> aquellos que son </text:span><text:span text:style-name="T6">nuevos</text:span><text:span text:style-name="T3"> o se han </text:span><text:span text:style-name="T6">modificado</text:span><text:span text:style-name="T3">, e indicando para ellos los valores de S, O, D y RPN, junto con su respectiva justificación.</text:span>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Riesgo #1: <text:span text:style-name="T17">No lograr implementar una interfaz gráfica básica para funcionamiento.</text:span></text:p>
          </table:table-cell>
        </table:table-row>
        <table:table-row table:style-name="Table4.2">
          <table:table-cell table:style-name="Table4.A2" office:value-type="string">
            <text:p text:style-name="P56">Riesgo #2: <text:span text:style-name="T17">Que el control del proceso requiera de más complejidad de la contemplada.</text:span></text:p>
          </table:table-cell>
        </table:table-row>
        <table:table-row table:style-name="Table4.3">
          <table:table-cell table:style-name="Table4.A3" office:value-type="string">
            <text:p text:style-name="P56">Riesgo #3: <text:span text:style-name="T17">No tener suficiente comunicación con los colaboradores del proyecto.</text:span></text:p>
          </table:table-cell>
        </table:table-row>
        <table:table-row table:style-name="Table4.4">
          <table:table-cell table:style-name="Table4.A3" office:value-type="string">
            <text:p text:style-name="P56">Riesgo #4: <text:span text:style-name="T17">No cumplir con plazos planteados.</text:span></text:p>
          </table:table-cell>
        </table:table-row>
        <table:table-row table:style-name="Table4.4">
          <table:table-cell table:style-name="Table4.A5" office:value-type="string">
            <text:p text:style-name="P57">Riesgo #<text:span text:style-name="T19">5</text:span>: <text:span text:style-name="T19">Falta de tiempo de recursos humanos por contingencias ajenas al proyecto.</text:span></text:p>
          </table:table-cell>
        </table:table-row>
      </table:table>
      <text:p text:style-name="P6"/>
      <text:p text:style-name="P6"/>
      <text:p text:style-name="P6"/>
      <text:p text:style-name="P21"><text:bookmark text:name="_78byvao1a6u6"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1pt" fo:language="en" fo:country="US" fo:font-style="normal" style:text-underline-style="none" fo:font-weight="normal" style:letter-kerning="true" style:font-name-asian="Cambria1" style:font-size-asian="11pt" style:language-asian="zh" style:country-asian="CN" style:font-style-asian="normal" style:font-weight-asian="normal" style:font-name-complex="Cambri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3118in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language="en" fo:country="US" fo:font-style="normal" style:text-underline-style="none" fo:font-weight="normal" style:letter-kerning="true" style:font-name-asian="Cambria1" style:font-size-asian="11pt" style:language-asian="zh" style:country-asian="CN" style:font-style-asian="normal" style:font-weight-asian="normal" style:font-name-complex="Cambri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O-normal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writing-mode="lr-tb"/>
      <style:text-properties style:font-name="Cambria" fo:font-family="Cambria" style:font-family-generic="roman" style:font-pitch="variable" fo:font-size="11pt" fo:language="en" fo:country="US" style:letter-kerning="true" style:font-name-asian="0" style:font-family-asian="0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7.4271in" fo:margin-left="-0.8625in" fo:margin-top="0in" fo:margin-bottom="0in" table:align="left" style:writing-mode="lr-tb"/>
    </style:style>
    <style:style style:name="Table5.A" style:family="table-column">
      <style:table-column-properties style:column-width="2.5306in"/>
    </style:style>
    <style:style style:name="Table5.B" style:family="table-column">
      <style:table-column-properties style:column-width="4.1458in"/>
    </style:style>
    <style:style style:name="Table5.C" style:family="table-column">
      <style:table-column-properties style:column-width="0.7507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5.3" style:family="table-row">
      <style:table-row-properties style:min-row-height="0.3333in" fo:keep-together="auto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MP2" style:family="paragraph" style:parent-style-name="Standard">
      <style:paragraph-properties fo:margin-top="0.1972in" fo:margin-bottom="0.139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top="0.1972in" fo:margin-bottom="0.139in" loext:contextual-spacing="false"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6" style:family="paragraph" style:parent-style-name="Standard">
      <style:paragraph-properties fo:margin-top="0in" fo:margin-bottom="0.1508in" loext:contextual-spacing="false" fo:line-height="115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MT2" style:family="text">
      <style:text-properties style:text-position="0% 100%" style:font-name="Calibri" fo:font-size="12pt" fo:font-weight="bold" style:font-name-asian="Calibri1" style:font-size-asian="12pt" style:font-weight-asian="bold" style:font-name-complex="Calibri1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.1811in" fo:margin-right="0.6882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table:number-rows-spanned="3" office:value-type="string">
              <text:p text:style-name="MP2"><draw:frame draw:style-name="Mfr1" draw:name="image01.png" text:anchor-type="as-char" svg:width="2.1563in" svg:height="0.722in" draw:z-index="0"><draw:image xlink:href="Pictures/100002010000042F00000166D106CF5483F7BDD2.png" xlink:type="simple" xlink:show="embed" xlink:actuate="onLoad"/></draw:frame></text:p>
            </table:table-cell>
            <table:table-cell table:style-name="Table5.B1" table:number-rows-spanned="3" office:value-type="string">
              <text:p text:style-name="MP3">Informe de Avance del Trabajo Final de la<text:line-break/>Carrera de Especialización de Sistemas Embebidos</text:p>
            </table:table-cell>
            <table:table-cell table:style-name="Table5.A1" table:number-rows-spanned="3" office:value-type="string">
              <text:p text:style-name="MP2"/>
            </table:table-cell>
          </table:table-row>
          <table:table-row table:style-name="Table5.1">
            <table:covered-table-cell/>
            <table:covered-table-cell/>
            <table:covered-table-cell/>
          </table:table-row>
          <table:table-row table:style-name="Table5.3">
            <table:covered-table-cell/>
            <table:covered-table-cell/>
            <table:covered-table-cell/>
          </table:table-row>
        </table:table>
        <text:p text:style-name="MP4"/>
      </style:header>
      <style:footer>
        <text:p text:style-name="MP5"><text:span text:style-name="MT1">Página </text:span><text:span text:style-name="MT2"><text:page-number text:select-page="current">7</text:page-number></text:span><text:span text:style-name="MT1"> de </text:span><text:span text:style-name="MT2"><text:page-count>7</text:page-count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2T22:24:31.787849810</dc:date>
    <meta:editing-duration>PT4H30M33S</meta:editing-duration>
    <meta:editing-cycles>10</meta:editing-cycles>
    <meta:document-statistic meta:table-count="11" meta:image-count="1" meta:object-count="0" meta:page-count="7" meta:paragraph-count="103" meta:word-count="1013" meta:character-count="6083" meta:non-whitespace-character-count="5130"/>
  </office:meta>
</office:document-meta>
</file>